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Noto Sans"/>
    </style:style>
    <style:style style:name="P2" style:family="paragraph" style:parent-style-name="Text_20_body" style:list-style-name="L1">
      <style:text-properties style:font-name="Noto Sans"/>
    </style:style>
    <style:style style:name="P3" style:family="paragraph" style:parent-style-name="Text_20_body" style:list-style-name="L1">
      <style:text-properties style:font-name="Noto Sans" officeooo:paragraph-rsid="003635c1"/>
    </style:style>
    <style:style style:name="P4" style:family="paragraph" style:parent-style-name="Text_20_body">
      <style:text-properties style:font-name="Noto Sans" officeooo:paragraph-rsid="003635c1"/>
    </style:style>
    <style:style style:name="P5" style:family="paragraph" style:parent-style-name="Text_20_body" style:list-style-name="L2">
      <style:text-properties style:font-name="Noto Sans"/>
    </style:style>
    <style:style style:name="P6" style:family="paragraph" style:parent-style-name="Text_20_body" style:list-style-name="L3">
      <style:text-properties style:font-name="Noto Sans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Heading_20_2">
      <style:text-properties officeooo:paragraph-rsid="0039296b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T1" style:family="text">
      <style:text-properties officeooo:rsid="00275c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b73b"/>
    </style:style>
    <style:style style:name="T4" style:family="text">
      <style:text-properties officeooo:rsid="002289a5"/>
    </style:style>
    <style:style style:name="T5" style:family="text">
      <style:text-properties officeooo:rsid="0028e76d"/>
    </style:style>
    <style:style style:name="T6" style:family="text">
      <style:text-properties officeooo:rsid="0025cc8e"/>
    </style:style>
    <style:style style:name="T7" style:family="text">
      <style:text-properties officeooo:rsid="00228a16"/>
    </style:style>
    <style:style style:name="T8" style:family="text">
      <style:text-properties officeooo:rsid="002ab468"/>
    </style:style>
    <style:style style:name="T9" style:family="text">
      <style:text-properties officeooo:rsid="0023d831"/>
    </style:style>
    <style:style style:name="T10" style:family="text">
      <style:text-properties officeooo:rsid="003eda89"/>
    </style:style>
    <style:style style:name="T11" style:family="text">
      <style:text-properties fo:font-weight="bold" officeooo:rsid="002e760e" style:font-weight-asian="bold" style:font-weight-complex="bold"/>
    </style:style>
    <style:style style:name="T12" style:family="text">
      <style:text-properties officeooo:rsid="002e760e"/>
    </style:style>
    <style:style style:name="T13" style:family="text">
      <style:text-properties officeooo:rsid="003c5359"/>
    </style:style>
    <style:style style:name="T14" style:family="text">
      <style:text-properties style:font-name="Noto Sans" fo:font-weight="bold" officeooo:rsid="002f9917" style:font-weight-asian="bold" style:font-weight-complex="bold"/>
    </style:style>
    <style:style style:name="T15" style:family="text">
      <style:text-properties style:font-name="Noto Sans" officeooo:rsid="002f9917"/>
    </style:style>
    <style:style style:name="T16" style:family="text">
      <style:text-properties officeooo:rsid="0032d659"/>
    </style:style>
    <style:style style:name="T17" style:family="text">
      <style:text-properties style:font-name="Noto Sans"/>
    </style:style>
    <style:style style:name="T18" style:family="text">
      <style:text-properties style:font-name="Bitstream Vera Sans Mono" fo:font-size="10p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xicon <text:span text:style-name="T1">3</text:span></text:p>
      <text:p text:style-name="Subtitle">webtool 4.1</text:p>
      <text:p text:style-name="Text_20_body"/>
      <text:h text:style-name="Heading_20_1" text:outline-level="1">Objetivos</text:h>
      <text:p text:style-name="P1">Na versão atual da webtool (4.02), o léxico utiliza 3 estruturas: <text:span text:style-name="T2">Wordform</text:span>, <text:span text:style-name="T2">Lexeme</text:span> e <text:span text:style-name="T2">Lemma</text:span>. Além disso, as POS (Part-of-speech) <text:span text:style-name="T3">usam </text:span>as definições feitas pela Berkeley FrameNet.</text:p>
      <text:p text:style-name="P1">A partir da versão 4.1, a estrutura do léxico será unificada na base de dados sendo conceitualmente dividida em:</text:p>
      <text:list text:style-name="L1">
        <text:list-item>
          <text:p text:style-name="P2"><text:span text:style-name="T2">Morpheme</text:span>: unidade morfológica mínima, que carrega significado e não pode ser dividida.</text:p>
        </text:list-item>
        <text:list-item>
          <text:p text:style-name="P2"><text:span text:style-name="T2">Wordform</text:span>: forma de palavras, flexionadas.</text:p>
        </text:list-item>
        <text:list-item>
          <text:p text:style-name="P3"><text:span text:style-name="T2">Lemma</text:span>: formas não flexionadas, consistindo de uma palavra ou várias (MWE – multiword expression).</text:p>
        </text:list-item>
      </text:list>
      <text:p text:style-name="P4">Serão também adotadas as POS e as Features do projeto Universal Dependencies, visando uma aproximação com este projeto, que tem sido usado em diversas tarefas computacionais.</text:p>
      <text:p text:style-name="P1">Estas alterações têm como objetivos principais:</text:p>
      <text:list text:style-name="L2">
        <text:list-item>
          <text:p text:style-name="P5">Eliminar a redundância existente entre Lexemes e Lemmas simples (com uma só palavra).</text:p>
        </text:list-item>
        <text:list-item>
          <text:p text:style-name="P5">Possibilitar a criação de Lemmas MWE em que um dos componentes seja uma forma fixa, não flexionada (p.ex. Em “café da manhã” a expressão “da” não sofre flexão).</text:p>
        </text:list-item>
        <text:list-item>
          <text:p text:style-name="P5"><text:span text:style-name="T4">Permitir o cadastro de morphemes – que são unidades menores que uma wordform – possibilitando o registro de afixos, desinências verbais e no</text:span><text:span text:style-name="T5">m</text:span><text:span text:style-name="T6">i</text:span><text:span text:style-name="T5">n</text:span><text:span text:style-name="T6">ais, abreviaturas, etc.</text:span></text:p>
        </text:list-item>
        <text:list-item>
          <text:p text:style-name="P5"><text:span text:style-name="T7">Registrar no banco de dados que determina</text:span><text:span text:style-name="T5">da</text:span><text:span text:style-name="T7">s formas são contrações (p.ex. “da = de + a”), que podem ser expandidas nos processos de parsing.</text:span></text:p>
        </text:list-item>
        <text:list-item>
          <text:p text:style-name="P5">A adoção de POS e features da UD vai permitir aproveitar as informações lexicais de outros projetos com o Português Brasileiro (p.ex. <text:span text:style-name="T8">o</text:span><text:span text:style-name="T9"> projeto </text:span>Poetisa já possui um léxico com informações sobre mais de 1,2 milhões de palavras<text:span text:style-name="T9">)</text:span>.</text:p>
        </text:list-item>
        <text:list-item>
          <text:p text:style-name="P5"><text:soft-page-break/>Futuramente poderão ser registradas outras relações entre palavras, como as derivações verbais ou nominais.</text:p>
        </text:list-item>
      </text:list>
      <text:h text:style-name="Heading_20_1" text:outline-level="1">Implementação</text:h>
      <text:p text:style-name="P1">Na implementação do Lexicon-3 na webtool 4.1, estão sendo usados os seguintes termos:</text:p>
      <text:list text:style-name="L3">
        <text:list-item>
          <text:p text:style-name="P6"><text:span text:style-name="T2">Lemma</text:span>: formas não-flexionadas, simples ou MWE. <text:span text:style-name="T10">T</text:span>oda LU é obrigatoriamente associada a uma lemma.</text:p>
        </text:list-item>
        <text:list-item>
          <text:p text:style-name="P6"><text:span text:style-name="T2">Form</text:span>: se refere tanto a Wordforms (palavras), quanto a morphemes e abreviaturas. São as formas flexionadas (número, gênero, grau, etc).</text:p>
        </text:list-item>
        <text:list-item>
          <text:p text:style-name="P6"><text:span text:style-name="T11">Expression</text:span><text:span text:style-name="T12">: No caso de um lemma simples, “expression” se refere às formas flexionadas do lemma. No caso de </text:span><text:span text:style-name="T13">um </text:span><text:span text:style-name="T12">lemma MWE, “expression” se refere a cada componente da MWE. Cada componente pode ser um lemma ou uma word (uma forma fixa).</text:span></text:p>
        </text:list-item>
        <text:list-item>
          <text:p text:style-name="P7"><text:span text:style-name="T14">Features</text:span><text:span text:style-name="T15">: associadas a Forms. As features são usadas para distinguir as propriedade lexicais e gramaticais das palavras. Nesta versão estão sendo usadas as features definidas pelo projeto UD (</text:span><text:a xlink:type="simple" xlink:href="https://universaldependencies.org/u/feat/index.html" text:style-name="Internet_20_link" text:visited-style-name="Visited_20_Internet_20_Link"><text:span text:style-name="T15">https://universaldependencies.org/u/feat/index.html</text:span></text:a><text:span text:style-name="T15">)</text:span></text:p>
        </text:list-item>
      </text:list>
      <text:h text:style-name="Heading_20_1" text:outline-level="1">Contexto da UD</text:h>
      <text:p text:style-name="P1">O restante deste documento traz algumas observações (em inglês), como justificativa da aproximação dos padrões adotados pela UD <text:span text:style-name="T16">(by chatGPT :-)</text:span>.</text:p>
      <text:p text:style-name="Text_20_body"><text:span text:style-name="T17">In Universal Dependencies (UD), each token in a CoNLL-U file carries both its </text:span><text:span text:style-name="Strong_20_Emphasis"><text:span text:style-name="T17">wordform</text:span></text:span><text:span text:style-name="T17"> (the literally observed, context-specific form) and its </text:span><text:span text:style-name="Strong_20_Emphasis"><text:span text:style-name="T17">lemma</text:span></text:span><text:span text:style-name="T17"> (a language-particular “dictionary” or base form), enabling a clear separation between surface morphology and underlying lexical identity.</text:span></text:p>
      <text:h text:style-name="Heading_20_2" text:outline-level="2"><text:span text:style-name="Strong_20_Emphasis">Definitions in the UD context</text:span></text:h>
      <text:list text:style-name="L4">
        <text:list-item>
          <text:p text:style-name="P8"><text:span text:style-name="Strong_20_Emphasis"><text:span text:style-name="T17">Wordform</text:span></text:span><text:span text:style-name="T17"> (CoNLL-U </text:span><text:span text:style-name="Source_20_Text"><text:span text:style-name="T17">FORM</text:span></text:span><text:span text:style-name="T17">): the exact character sequence as it appears in the sentence (including inflectional endings, punctuation, etc.). This is what parsers actually see as input.</text:span></text:p>
        </text:list-item>
        <text:list-item>
          <text:p text:style-name="P8"><text:span text:style-name="Strong_20_Emphasis"><text:span text:style-name="T17">Lemma</text:span></text:span><text:span text:style-name="T17"> (CoNLL-U </text:span><text:span text:style-name="Source_20_Text"><text:span text:style-name="T17">LEMMA</text:span></text:span><text:span text:style-name="T17">): the canonical or base form of that word, typically the citation form found in dictionaries. In an agglutinative language the lemma is the form with all inflectional affixes removed; in fusional languages it follows </text:span><text:soft-page-break/><text:span text:style-name="T17">language-specific conventions (e.g. positive degree for adjectives). If no lemma is available, an underscore (</text:span><text:span text:style-name="Source_20_Text"><text:span text:style-name="T17">_</text:span></text:span><text:span text:style-name="T17">) is used.</text:span></text:p>
        </text:list-item>
      </text:list>
      <text:h text:style-name="Heading_20_2" text:outline-level="2"><text:span text:style-name="Strong_20_Emphasis">Why distinguish wordforms and lemmas?</text:span></text:h>
      <text:list text:style-name="L5">
        <text:list-item>
          <text:p text:style-name="P9"><text:span text:style-name="Strong_20_Emphasis"><text:span text:style-name="T17">Control data sparsity.</text:span></text:span><text:span text:style-name="T17"> Surface wordforms proliferate with every new combination of case, number, tense, etc.; mapping them to a single lemma lets parsers—and downstream applications—generalize over inflected variants (e.g. </text:span><text:span text:style-name="Strong_20_Emphasis"><text:span text:style-name="T17">runs, ran, running</text:span></text:span><text:span text:style-name="T17"> → run).</text:span></text:p>
        </text:list-item>
        <text:list-item>
          <text:p text:style-name="P9"><text:span text:style-name="Strong_20_Emphasis"><text:span text:style-name="T17">Separate morphology from lexicon.</text:span></text:span><text:span text:style-name="T17"> By encoding inflectional features (</text:span><text:span text:style-name="Source_20_Text"><text:span text:style-name="T17">FEATS</text:span></text:span><text:span text:style-name="T17">) alongside a stable lemma, UD maintains a modular representation: morphology (affixal and feature-based) is kept distinct from the lexeme’s identity.</text:span></text:p>
        </text:list-item>
        <text:list-item>
          <text:p text:style-name="P9"><text:span text:style-name="Strong_20_Emphasis"><text:span text:style-name="T17">Support cross-lingual consistency.</text:span></text:span><text:span text:style-name="T17"> A uniform lemma field across &gt;100 languages facilitates multilingual learning and typological comparisons, since “to go” is always </text:span><text:span text:style-name="Emphasis"><text:span text:style-name="T17">go</text:span></text:span><text:span text:style-name="T17"> in English UD treebanks, irrespective of languages that mark person or aspect synthetically.</text:span></text:p>
        </text:list-item>
      </text:list>
      <text:h text:style-name="P10" text:outline-level="2"><text:span text:style-name="Strong_20_Emphasis"><text:span text:style-name="T17">Representation in CoNLL-U files</text:span></text:span></text:h>
      <text:p text:style-name="P1">Every non-empty token line has ten tab-separated columns; the first three are:</text:p>
      <text:p text:style-name="Text_20_body"><text:span text:style-name="Source_20_Text"><text:span text:style-name="T18">ID <text:s text:c="3"/>FORM <text:s text:c="3"/>LEMMA <text:s text:c="3"/>UPOS <text:s text:c="3"/>XPOS <text:s text:c="3"/>FEATS <text:s text:c="3"/>HEAD <text:s text:c="3"/>DEPREL <text:s text:c="3"/>DEPS <text:s text:c="3"/>MISC</text:span></text:span></text:p>
      <text:list text:style-name="L6">
        <text:list-item>
          <text:p text:style-name="P11"><text:span text:style-name="Strong_20_Emphasis"><text:span text:style-name="T17">FORM</text:span></text:span><text:span text:style-name="T17"> (column 2) records the surface wordform.</text:span></text:p>
        </text:list-item>
        <text:list-item>
          <text:p text:style-name="P11"><text:span text:style-name="Strong_20_Emphasis"><text:span text:style-name="T17">LEMMA</text:span></text:span><text:span text:style-name="T17"> (column 3) records the canonical base form.<text:line-break/>All remaining fields rely on knowing which lexeme (via </text:span><text:span text:style-name="Source_20_Text"><text:span text:style-name="T17">LEMMA</text:span></text:span><text:span text:style-name="T17">) is being inflected, and which part of speech or dependency function it serves.</text:span></text:p>
        </text:list-item>
      </text:list>
      <text:h text:style-name="Heading_20_2" text:outline-level="2"><text:span text:style-name="Strong_20_Emphasis">Use by UD parsers</text:span></text:h>
      <text:list text:style-name="L7">
        <text:list-item>
          <text:p text:style-name="P12"><text:span text:style-name="Strong_20_Emphasis"><text:span text:style-name="T17">Training:</text:span></text:span><text:span text:style-name="T17"> State-of-the-art dependency parsers often ingest both </text:span><text:span text:style-name="Source_20_Text"><text:span text:style-name="T17">FORM</text:span></text:span><text:span text:style-name="T17"> and </text:span><text:span text:style-name="Source_20_Text"><text:span text:style-name="T17">LEMMA</text:span></text:span><text:span text:style-name="T17"> (or </text:span><text:span text:style-name="Source_20_Text"><text:span text:style-name="T17">FEATS</text:span></text:span><text:span text:style-name="T17"> derived from the lemma) as features, so that learned models can handle unseen inflected forms by recognizing their lemma.</text:span></text:p>
        </text:list-item>
        <text:list-item>
          <text:p text:style-name="P12"><text:span text:style-name="Strong_20_Emphasis"><text:span text:style-name="T17">Prediction:</text:span></text:span><text:span text:style-name="T17"> Some parsers jointly predict </text:span><text:span text:style-name="Source_20_Text"><text:span text:style-name="T17">LEMMA</text:span></text:span><text:span text:style-name="T17"> along with </text:span><text:span text:style-name="Source_20_Text"><text:span text:style-name="T17">UPOS</text:span></text:span><text:span text:style-name="T17">/</text:span><text:span text:style-name="Source_20_Text"><text:span text:style-name="T17">FEATS</text:span></text:span><text:span text:style-name="T17"> and dependency structure, effectively performing lemmatization as part of parsing.</text:span></text:p>
        </text:list-item>
        <text:list-item>
          <text:p text:style-name="P12"><text:span text:style-name="Strong_20_Emphasis"><text:span text:style-name="T17">Downstream tasks:</text:span></text:span><text:span text:style-name="T17"> Once a treebank is parsed, having lemmas readily available allows applications—such as semantic role labeling, information extraction, or machine translation—to operate on normalized lexical items rather than every surface variant.</text:span></text:p>
        </text:list-item>
      </text:list>
      <text:p text:style-name="Text_20_body"><text:soft-page-break/><text:span text:style-name="T17">By maintaining this two-tier lexical structure—surface </text:span><text:span text:style-name="Strong_20_Emphasis"><text:span text:style-name="T17">wordforms</text:span></text:span><text:span text:style-name="T17"> for syntax and string-matching, versus abstract </text:span><text:span text:style-name="Strong_20_Emphasis"><text:span text:style-name="T17">lemmas</text:span></text:span><text:span text:style-name="T17"> for lexicon and semantics—UD strikes a balance between fidelity to real text and the need for cross-form generalization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4:33:27.870851436</meta:creation-date>
    <meta:generator>LibreOffice/24.8.6.2$Linux_X86_64 LibreOffice_project/480$Build-2</meta:generator>
    <dc:date>2025-05-06T15:50:58.090593346</dc:date>
    <meta:editing-duration>PT1H3M3S</meta:editing-duration>
    <meta:editing-cycles>28</meta:editing-cycles>
    <meta:document-statistic meta:table-count="0" meta:image-count="0" meta:object-count="0" meta:page-count="4" meta:paragraph-count="42" meta:word-count="833" meta:character-count="5556" meta:non-whitespace-character-count="4764"/>
  </office:meta>
</office:document-meta>
</file>